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1154in"/>
    </style:style>
    <style:style style:name="co8" style:family="table-column">
      <style:table-column-properties fo:break-before="auto" style:column-width="1.3228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1.128in"/>
    </style:style>
    <style:style style:name="co11" style:family="table-column">
      <style:table-column-properties fo:break-before="auto" style:column-width="1.3902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GraphicsRenderer" table:style-name="ta1" table:print="false">
        <table:table-column table:style-name="co6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>
          <table:table-cell table:number-columns-repeated="3"/>
        </table:table-row>
      </table:table>
      <table:table table:name="CanvasRenderer" table:style-name="ta1" table:print="false">
        <table:table-column table:style-name="co7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0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1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2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2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3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3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4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5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6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8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7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8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9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0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1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16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2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23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2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4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1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5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0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6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6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7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8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1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9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0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1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1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1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2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2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2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3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4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5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7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6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8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11/27/2018</text:date>, <text:time>10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27T10:17:22</dc:date>
    <dc:creator>Leonardo Silva</dc:creator>
    <meta:editing-duration>P2DT10H6M30S</meta:editing-duration>
    <meta:editing-cycles>174</meta:editing-cycles>
    <meta:generator>OpenOffice/4.1.5$Unix OpenOffice.org_project/415m1$Build-9789</meta:generator>
    <meta:document-statistic meta:table-count="51" meta:cell-count="702" meta:object-count="0"/>
  </office:meta>
</office:document-meta>
</file>